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5.048cm"/>
    </style:style>
    <style:style style:name="gr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2.134cm" fo:min-width="6.496cm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3.812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423cm" fo:min-width="17.189cm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subtitle">
      <style:graphic-properties draw:fill-color="#ffffff" fo:min-height="17.935cm"/>
    </style:style>
    <style:style style:name="pr9" style:family="presentation" style:parent-style-name="Default-outline1">
      <style:graphic-properties fo:min-height="18.873cm"/>
    </style:style>
    <style:style style:name="pr10" style:family="presentation" style:parent-style-name="Default-outline1">
      <style:graphic-properties fo:min-height="17.112cm"/>
    </style:style>
    <style:style style:name="pr11" style:family="presentation" style:parent-style-name="Default-outline1">
      <style:graphic-properties fo:min-height="11.153cm"/>
    </style:style>
    <style:style style:name="pr12" style:family="presentation" style:parent-style-name="Default-outline1">
      <style:graphic-properties fo:min-height="14.61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2f2f2" fo:font-family="Monaco" style:font-family-generic="modern" style:font-pitch="fixed" fo:font-size="26pt" style:font-family-asian="Monaco" style:font-family-generic-asian="modern" style:font-pitch-asian="fixed" style:font-size-asian="26pt" style:font-family-complex="Monaco" style:font-family-generic-complex="modern" style:font-pitch-complex="fixed" style:font-size-complex="26pt"/>
    </style:style>
    <style:style style:name="P7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ff3300" fo:font-weight="bold" style:font-weight-asian="bold" style:font-weight-complex="bold"/>
    </style:style>
    <style:style style:name="T5" style:family="text">
      <style:text-properties fo:color="#ff3300" fo:font-weight="normal" style:font-weight-asian="normal" style:font-weight-complex="normal"/>
    </style:style>
    <style:style style:name="T6" style:family="text">
      <style:text-properties fo:color="#0066ff"/>
    </style:style>
    <style:style style:name="T7" style:family="text">
      <style:text-properties fo:color="#808080" fo:font-style="italic" style:font-style-asian="italic" style:font-style-complex="italic"/>
    </style:style>
    <style:style style:name="T8" style:family="text">
      <style:text-properties fo:color="#ff3333" fo:font-weight="bold" style:font-weight-asian="bold" style:font-weight-complex="bold"/>
    </style:style>
    <style:style style:name="T9" style:family="text">
      <style:text-properties fo:color="#6666ff"/>
    </style:style>
    <style:style style:name="T10" style:family="text">
      <style:text-properties fo:color="#ff3300" style:text-outline="false" style:text-line-through-style="none" fo:font-family="Monaco" style:font-family-generic="modern" style:font-pitch="fixed" fo:font-size="26pt" fo:font-style="normal" fo:text-shadow="none" style:text-underline-style="none" fo:font-weight="normal" style:letter-kerning="true" style:font-family-asian="Monaco" style:font-family-generic-asian="modern" style:font-pitch-asian="fixed" style:font-size-asian="26pt" style:font-style-asian="normal" style:font-weight-asian="normal" style:font-family-complex="Monaco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27cm" svg:y="1.27cm" presentation:class="subtitle" presentation:user-transformed="true">
          <draw:text-box>
            <text:p><text:span text:style-name="T1">HTTP/2 and Go</text:span></text:p>
            <text:p/>
            <text:p>FOSDEM</text:p>
            <text:p>2015-02-01</text:p>
            <text:p/>
            <text:p>Brad Fitzpa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Brad Fitzpatrick</text:p>
                <text:list>
                  <text:list-item>
                    <text:p text:style-name="P1">bradfitz {.com, twitter, @golang.org}</text:p>
                  </text:list-item>
                </text:list>
              </text:list-item>
              <text:list-item>
                <text:p text:style-name="P1">Go standard library</text:p>
                <text:list>
                  <text:list-item>
                    <text:p>net/http, ...</text:p>
                  </text:list-item>
                </text:list>
              </text:list-item>
              <text:list-item>
                <text:p text:style-name="P1">Camlistore</text:p>
              </text:list-item>
              <text:list-item>
                <text:p text:style-name="P1">Previous life:</text:p>
                <text:list>
                  <text:list-item>
                    <text:p>LiveJournal, memcached, Gearman, MogileFS</text:p>
                  </text:list-item>
                  <text:list-item>
                    <text:p>HTTP/1.x servers/prox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alk overview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HTTP/2: what, why, history</text:p>
              </text:list-item>
              <text:list-item>
                <text:p>Writing an HTTP/2 server (library) in Go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8" draw:text-style-name="P3" draw:layer="layout" svg:width="25.199cm" svg:height="17.935cm" svg:x="1.4cm" svg:y="0.837cm" presentation:class="subtitle">
          <draw:text-box>
            <text:p><text:span text:style-name="T2">History</text:span></text:p>
            <text:p><text:span text:style-name="T3"/></text:p>
            <text:p><text:span text:style-name="T3">Gopher,</text:span></text:p>
            <text:p><text:span text:style-name="T3"><text:s/></text:span><text:span text:style-name="T3">HTTP/0.9,</text:span></text:p>
            <text:p><text:span text:style-name="T3">HTTP/1.0,</text:span></text:p>
            <text:p><text:span text:style-name="T3">HTTP/1.1,</text:span></text:p>
            <text:p><text:span text:style-name="T3">HTTP/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opher (1991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<text:span text:style-name="T4">/Reference</text:span><text:span text:style-name="T5">\r\n</text:span></text:p>
            <text:p><text:span text:style-name="T6">1</text:span>CIA World Factbook <text:s text:c="4"/>/Archives/mirrors/textfiles.com/politics/CIA <text:s text:c="3"/>gopher.quux.org 70</text:p>
            <text:p><text:span text:style-name="T6">0</text:span>Jargon 4.2.0 <text:s text:c="2"/>/Reference/Jargon 4.2.0 gopher.quux.org 70 <text:s text:c="5"/>+</text:p>
            <text:p><text:span text:style-name="T6">1</text:span>Online Libraries <text:s text:c="6"/>/Reference/Online Libraries <text:s text:c="4"/>gopher.quux.org 70 <text:s text:c="4"/>+</text:p>
            <text:p><text:span text:style-name="T7">(disconnec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TTP/0.9 (1991)</text:p>
          </draw:text-box>
        </draw:frame>
        <draw:frame presentation:style-name="pr7" draw:layer="layout" svg:width="25.199cm" svg:height="13.859cm" svg:x="1.4cm" svg:y="4.914cm" presentation:class="outline">
          <draw:text-box>
            <text:p><text:span text:style-name="T4">GET /</text:span><text:span text:style-name="T5">\r\n</text:span></text:p>
            <text:p>&lt;HTML&gt;</text:p>
            <text:p>&lt;HEAD&gt;&lt;TITLE&gt;...&lt;/TITLE&gt;&lt;/HEAD&gt;</text:p>
            <text:p>&lt;BODY&gt;</text:p>
            <text:p>…</text:p>
            <text:p>&lt;/BODY&gt;<text:line-break/>&lt;/HTML&gt;</text:p>
            <text:p><text:span text:style-name="T7">(disconnec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TTP/1.0 (1996)</text:p>
          </draw:text-box>
        </draw:frame>
        <draw:frame presentation:style-name="pr9" draw:layer="layout" svg:width="25.199cm" svg:height="18.873cm" svg:x="1.4cm" svg:y="4.914cm" presentation:class="outline" presentation:user-transformed="true">
          <draw:text-box>
            <text:p><text:span text:style-name="T4">GET / HTTP/1.0</text:span><text:span text:style-name="T5">\r\n</text:span></text:p>
            <text:p><text:span text:style-name="T8">User-Agent: Mozilla/3.0 (X11; blah)</text:span><text:span text:style-name="T5">\r\n</text:span></text:p>
            <text:p><text:span text:style-name="T8">Cookie: foo=val</text:span><text:span text:style-name="T5">\r\n</text:span></text:p>
            <text:p><text:span text:style-name="T5">\r\n</text:span></text:p>
            <text:p><text:span text:style-name="T9">HTTP/1.0 200 OK</text:span></text:p>
            <text:p><text:span text:style-name="T9">Content-Type: text/html</text:span></text:p>
            <text:p><text:span text:style-name="T9"/></text:p>
            <text:p>&lt;HTML&gt;...</text:p>
            <text:p><text:span text:style-name="T7">(disconnect)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TTP/1.0, evolved</text:p>
          </draw:text-box>
        </draw:frame>
        <draw:frame presentation:style-name="pr10" draw:layer="layout" svg:width="25.199cm" svg:height="17.112cm" svg:x="1.4cm" svg:y="4.914cm" presentation:class="outline" presentation:user-transformed="true">
          <draw:text-box>
            <text:p><text:span text:style-name="T4">GET / HTTP/1.0</text:span><text:span text:style-name="T5">\r\n</text:span></text:p>
            <text:p><text:span text:style-name="T8">Connection: keep-alive</text:span><text:span text:style-name="T5">\r\n</text:span></text:p>
            <text:p><text:span text:style-name="T5">\r\n</text:span></text:p>
            <text:p><text:span text:style-name="T9">HTTP/1.0 200 OK</text:span></text:p>
            <text:p><text:span text:style-name="T9">Content-Type: text/html</text:span></text:p>
            <text:p><text:span text:style-name="T9">Connection: keep-alive</text:span></text:p>
            <text:p><text:span text:style-name="T9"/></text:p>
            <text:p>&lt;HTML&gt;...</text:p>
            <text:p><text:span text:style-name="T4">GET / HTTP/1.0</text:span><text:span text:style-name="T5">\r\n <text:s/>….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TTP/1.1 (~1999)</text:p>
          </draw:text-box>
        </draw:frame>
        <draw:frame presentation:style-name="pr10" draw:layer="layout" svg:width="25.199cm" svg:height="17.112cm" svg:x="1.4cm" svg:y="4.914cm" presentation:class="outline" presentation:user-transformed="true">
          <draw:text-box>
            <text:p><text:span text:style-name="T4">GET / HTTP/1.1</text:span><text:span text:style-name="T5">\r\n</text:span></text:p>
            <text:p><text:span text:style-name="T8">Host: example.com</text:span><text:span text:style-name="T5">\r\n</text:span></text:p>
            <text:p><text:span text:style-name="T5">\r\n</text:span></text:p>
            <text:p><text:span text:style-name="T9">HTTP/1.1 200 OK</text:span></text:p>
            <text:p><text:span text:style-name="T9">Content-Type: text/html</text:span></text:p>
            <text:p><text:span text:style-name="T9">Connection: keep-alive</text:span></text:p>
            <text:p><text:span text:style-name="T9"/></text:p>
            <text:p>&lt;HTML&gt;...</text:p>
            <text:p><text:span text:style-name="T4">GET / HTTP/1.1</text:span><text:span text:style-name="T5">\r\n <text:s/>….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HTTP/2</text:p>
          </draw:text-box>
        </draw:frame>
        <draw:frame presentation:style-name="pr7" draw:text-style-name="P5" draw:layer="layout" svg:width="25.199cm" svg:height="13.859cm" svg:x="1.401cm" svg:y="4.914cm" presentation:class="outline" presentation:user-transformed="true">
          <draw:text-box>
            <text:p text:style-name="P4"><text:span text:style-name="T10">0x00000c010500000001828466882f91d35d055c87a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HTTP/1.[01] vs HTTP/2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text protocol</text:p>
              </text:list-item>
              <text:list-item>
                <text:p>one thing at a time*</text:p>
              </text:list-item>
              <text:list-item>
                <text:p>tons of legacy special cases and hacks</text:p>
              </text:list-item>
              <text:list-item>
                <text:p>GET, POST, cookies, etc</text:p>
              </text:list-item>
              <text:list-item>
                <text:p>tcp:80 and tcp:443</text:p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binary protocol</text:p>
              </text:list-item>
              <text:list-item>
                <text:p>many things at a time</text:p>
              </text:list-item>
              <text:list-item>
                <text:p>still pretty clean and consistent</text:p>
              </text:list-item>
              <text:list-item>
                <text:p>GET, POST, cookies, etc (1:1 semantics)</text:p>
              </text:list-item>
              <text:list-item>
                <text:p>tcp:443 (encrypted only in practic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TTP/1.1 from 1999-2013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No real improvements</text:p>
              </text:list-item>
              <text:list-item>
                <text:p>Pipelining? Fail.</text:p>
              </text:list-item>
              <text:list-item>
                <text:p>2 connections at once? Sure.</text:p>
              </text:list-item>
              <text:list-item>
                <text:p>6 connections at once? S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PDY (TODO:yyyy)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oogle</text:p>
                <text:list>
                  <text:list-item>
                    <text:p>Chrome + GFE experiments</text:p>
                  </text:list-item>
                </text:list>
              </text:list-item>
              <text:list-item>
                <text:p>Became HTTP/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ingle request frame</text:p>
          </draw:text-box>
        </draw:frame>
        <draw:frame presentation:style-name="pr11" draw:text-style-name="P6" draw:layer="layout" svg:width="25.199cm" svg:height="11.153cm" svg:x="1.401cm" svg:y="7.62cm" presentation:class="outline" presentation:user-transformed="true">
          <draw:text-box>
            <text:p text:style-name="P4"><text:span text:style-name="T10">0x00000c010500000001828466882f91d35d055c87a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1" draw:text-style-name="P6" draw:layer="layout" svg:width="25.199cm" svg:height="11.153cm" svg:x="1.401cm" svg:y="7.62cm" presentation:class="outline" presentation:user-transformed="true">
          <draw:text-box>
            <text:p text:style-name="P4"><text:span text:style-name="T10">00000c 01 05 00000001 828466882f91d35d055c87a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11" draw:text-style-name="P6" draw:layer="layout" svg:width="25.199cm" svg:height="11.153cm" svg:x="1.401cm" svg:y="7.62cm" presentation:class="outline" presentation:user-transformed="true">
          <draw:text-box>
            <text:p text:style-name="P4"><text:span text:style-name="T10">00000c 01 05 00000001 828466882f91d35d055c87a7</text:span></text:p>
          </draw:text-box>
        </draw:frame>
        <draw:line draw:style-name="gr2" draw:text-style-name="P7" draw:layer="layout" svg:x1="6.858cm" svg:y1="4.826cm" svg:x2="9.398cm" svg:y2="7.366cm">
          <text:p/>
        </draw:line>
        <draw:line draw:style-name="gr2" draw:text-style-name="P7" draw:layer="layout" svg:x1="10.16cm" svg:y1="3.302cm" svg:x2="12.446cm" svg:y2="7.366cm">
          <text:p/>
        </draw:line>
        <draw:line draw:style-name="gr2" draw:text-style-name="P7" draw:layer="layout" svg:x1="16.256cm" svg:y1="3.654cm" svg:x2="14.224cm" svg:y2="7.366cm">
          <text:p/>
        </draw:line>
        <draw:line draw:style-name="gr2" draw:text-style-name="P7" draw:layer="layout" svg:x1="19.812cm" svg:y1="5.334cm" svg:x2="17.526cm" svg:y2="7.366cm">
          <text:p/>
        </draw:line>
        <draw:line draw:style-name="gr2" draw:text-style-name="P7" draw:layer="layout" svg:x1="13.353cm" svg:y1="13.97cm" svg:x2="13.353cm" svg:y2="10.668cm">
          <text:p/>
        </draw:line>
        <draw:frame draw:style-name="gr3" draw:layer="layout" svg:width="5.548cm" svg:height="0.962cm" svg:x="2.032cm" svg:y="3.556cm">
          <draw:text-box>
            <text:p>Frame length (12)</text:p>
          </draw:text-box>
        </draw:frame>
        <draw:frame draw:style-name="gr4" draw:text-style-name="P7" draw:layer="layout" svg:width="5.07cm" svg:height="1.673cm" svg:x="6.858cm" svg:y="1.27cm">
          <draw:text-box>
            <text:p text:style-name="P7">Frame type</text:p>
            <text:p>(1 = HEADERS)</text:p>
          </draw:text-box>
        </draw:frame>
        <draw:frame draw:style-name="gr5" draw:layer="layout" svg:width="6.996cm" svg:height="2.384cm" svg:x="13.218cm" svg:y="1.27cm">
          <draw:text-box>
            <text:p text:style-name="P7">Frame flags</text:p>
            <text:p text:style-name="P7">0x1 – END_STREAM</text:p>
            <text:p text:style-name="P7">0x4 – END_HEADERS</text:p>
          </draw:text-box>
        </draw:frame>
        <draw:frame draw:style-name="gr6" draw:layer="layout" svg:width="4.312cm" svg:height="0.962cm" svg:x="20.106cm" svg:y="4.372cm">
          <draw:text-box>
            <text:p>Stream ID (1)</text:p>
          </draw:text-box>
        </draw:frame>
        <draw:frame draw:style-name="gr7" draw:text-style-name="P7" draw:layer="layout" svg:width="17.689cm" svg:height="1.673cm" svg:x="4.318cm" svg:y="14.478cm">
          <draw:text-box>
            <text:p text:style-name="P7">12 bytes of frame data</text:p>
            <text:p text:style-name="P7">(HPACK-compressed request headers, for HEADERS frame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PACK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TP/2-specific compression format</text:p>
              </text:list-item>
              <text:list-item>
                <text:p>Encodes list of (header, value) pairs</text:p>
              </text:list-item>
              <text:list-item>
                <text:p>New since after SPDY</text:p>
              </text:list-item>
              <text:list-item>
                <text:p>Resists compression attacks to steal cookies</text:p>
              </text:list-item>
              <text:list-item>
                <text:p>Stateful over life of connection</text:p>
                <text:list>
                  <text:list-item>
                    <text:p>Previously seen values (e.g. cookies, hostnames)</text:p>
                  </text:list-item>
                </text:list>
              </text:list-item>
              <text:list-item>
                <text:p>And Huffman enco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Frame types</text:p>
          </draw:text-box>
        </draw:frame>
        <draw:frame presentation:style-name="pr4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DATA</text:p>
              </text:list-item>
              <text:list-item>
                <text:p>HEADERS, CONTINUATION</text:p>
              </text:list-item>
              <text:list-item>
                <text:p>SETTINGS</text:p>
              </text:list-item>
              <text:list-item>
                <text:p>RST_STREAM</text:p>
              </text:list-item>
              <text:list-item>
                <text:p>PING</text:p>
              </text:list-item>
              <text:list-item>
                <text:p>GOAWAY</text:p>
              </text:list-item>
              <text:list-item>
                <text:p>WINDOW_UPDATE</text:p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>
          <draw:text-box>
            <text:list text:style-name="L2">
              <text:list-item>
                <text:p>PRIORITY</text:p>
              </text:list-item>
              <text:list-item>
                <text:p>PUSH_PROM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pgrading to HTTP/2</text:p>
          </draw:text-box>
        </draw:frame>
        <draw:frame presentation:style-name="pr12" draw:layer="layout" svg:width="25.199cm" svg:height="14.617cm" svg:x="1.4cm" svg:y="4.914cm" presentation:class="outline" presentation:user-transformed="true">
          <draw:text-box>
            <text:list text:style-name="L2">
              <text:list-item>
                <text:p>https://</text:p>
                <text:list>
                  <text:list-item>
                    <text:p>NPN*, now ALPN (TLS extension, like SNI)</text:p>
                  </text:list-item>
                  <text:list-item>
                    <text:p>works</text:p>
                  </text:list-item>
                </text:list>
              </text:list-item>
              <text:list-item>
                <text:p>http://</text:p>
                <text:list>
                  <text:list-item>
                    <text:p>spec defines a way (~politics)</text:p>
                  </text:list-item>
                  <text:list-item>
                    <text:p>Arguments against:</text:p>
                    <text:list>
                      <text:list-item>
                        <text:p>it's time to encrypt</text:p>
                      </text:list-item>
                      <text:list-item>
                        <text:p>doesn't work in the wild (“transparent” proxies) </text:p>
                      </text:list-item>
                    </text:list>
                  </text:list-item>
                  <text:list-item>
                    <text:p>Google, Firefox, Go et al not implement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8" draw:layer="layout" svg:width="25.199cm" svg:height="17.935cm" svg:x="1.4cm" svg:y="0.837cm" presentation:class="subtitle">
          <draw:text-box>
            <text:p>Let's write a Go implementation!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d Fitzpatrick</meta:initial-creator>
    <meta:creation-date>2015-01-24T14:44:44</meta:creation-date>
    <meta:editing-duration>P4DT9H51M43S</meta:editing-duration>
    <meta:editing-cycles>6</meta:editing-cycles>
    <dc:date>2015-01-29T00:41:01</dc:date>
    <dc:creator>Brad Fitzpatrick</dc:creator>
    <meta:generator>OpenOffice/4.1.1$Unix OpenOffice.org_project/411m6$Build-9775</meta:generator>
    <meta:document-statistic meta:object-count="108"/>
  </office:meta>
</office:document-meta>
</file>